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41in" fo:margin-left="0in" table:align="left"/>
    </style:style>
    <style:style style:name="Table1.A" style:family="table-column">
      <style:table-column-properties style:column-width="1.941in"/>
    </style:style>
    <style:style style:name="Table1.B" style:family="table-column">
      <style:table-column-properties style:column-width="1.0611in"/>
    </style:style>
    <style:style style:name="Table1.C" style:family="table-column">
      <style:table-column-properties style:column-width="2.0639in"/>
    </style:style>
    <style:style style:name="Table1.D" style:family="table-column">
      <style:table-column-properties style:column-width="1.875in"/>
    </style:style>
    <style:style style:name="Table1.A1" style:family="table-cell">
      <style:table-cell-properties style:vertical-align="middle" fo:padding="0.0194in" fo:border="none"/>
    </style:style>
    <style:style style:name="Table1.2" style:family="table-row">
      <style:table-row-properties style:min-row-height="0.5153in"/>
    </style:style>
    <style:style style:name="Table1.3" style:family="table-row">
      <style:table-row-properties style:min-row-height="0.4743in"/>
    </style:style>
    <style:style style:name="Table1.4" style:family="table-row">
      <style:table-row-properties style:min-row-height="0.6132in"/>
    </style:style>
    <style:style style:name="Table1.5" style:family="table-row">
      <style:table-row-properties style:min-row-height="0.6382in"/>
    </style:style>
    <style:style style:name="Table1.6" style:family="table-row">
      <style:table-row-properties style:min-row-height="0.5847in"/>
    </style:style>
    <style:style style:name="P1" style:family="paragraph" style:parent-style-name="Heading_20_1">
      <style:text-properties officeooo:rsid="0015ee86" officeooo:paragraph-rsid="0015ee86"/>
    </style:style>
    <style:style style:name="P2" style:family="paragraph" style:parent-style-name="Standard">
      <style:text-properties officeooo:rsid="0015ee86" officeooo:paragraph-rsid="0015ee86"/>
    </style:style>
    <style:style style:name="P3" style:family="paragraph" style:parent-style-name="Standard">
      <style:text-properties fo:font-weight="bold" officeooo:rsid="0015ee86" officeooo:paragraph-rsid="0015ee86" style:font-weight-asian="bold" style:font-weight-complex="bold"/>
    </style:style>
    <style:style style:name="P4" style:family="paragraph" style:parent-style-name="Standard">
      <style:paragraph-properties fo:text-align="start" style:justify-single-word="false"/>
      <style:text-properties fo:font-weight="bold" officeooo:rsid="001694b9" officeooo:paragraph-rsid="001694b9" style:font-weight-asian="bold" style:font-weight-complex="bold"/>
    </style:style>
    <style:style style:name="P5" style:family="paragraph" style:parent-style-name="Standard">
      <style:text-properties fo:font-weight="normal" officeooo:rsid="0015ee86" officeooo:paragraph-rsid="0015ee86" style:font-weight-asian="normal" style:font-weight-complex="normal"/>
    </style:style>
    <style:style style:name="P6" style:family="paragraph" style:parent-style-name="Standard">
      <style:paragraph-properties fo:text-align="center" style:justify-single-word="false"/>
      <style:text-properties fo:font-weight="normal" officeooo:rsid="0015ee86" officeooo:paragraph-rsid="0015ee86" style:font-weight-asian="normal" style:font-weight-complex="normal"/>
    </style:style>
    <style:style style:name="P7" style:family="paragraph" style:parent-style-name="Standard">
      <style:paragraph-properties fo:text-align="center" style:justify-single-word="false"/>
      <style:text-properties fo:font-weight="normal" officeooo:rsid="001694b9" officeooo:paragraph-rsid="001694b9" style:font-weight-asian="normal" style:font-weight-complex="normal"/>
    </style:style>
    <style:style style:name="P8" style:family="paragraph" style:parent-style-name="Standard">
      <style:paragraph-properties fo:text-align="start" style:justify-single-word="false"/>
      <style:text-properties fo:font-weight="normal" officeooo:rsid="001694b9" officeooo:paragraph-rsid="001694b9" style:font-weight-asian="normal" style:font-weight-complex="normal"/>
    </style:style>
    <style:style style:name="P9" style:family="paragraph" style:parent-style-name="Standard">
      <style:paragraph-properties fo:text-align="start" style:justify-single-word="false"/>
      <style:text-properties fo:font-weight="normal" officeooo:rsid="0016e6b2" officeooo:paragraph-rsid="0016e6b2" style:font-weight-asian="normal" style:font-weight-complex="normal"/>
    </style:style>
    <style:style style:name="P10" style:family="paragraph" style:parent-style-name="Standard">
      <style:paragraph-properties fo:text-align="start" style:justify-single-word="false"/>
      <style:text-properties fo:font-weight="normal" officeooo:rsid="00186682" officeooo:paragraph-rsid="00186682" style:font-weight-asian="normal" style:font-weight-complex="normal"/>
    </style:style>
    <style:style style:name="P11" style:family="paragraph" style:parent-style-name="Standard">
      <style:paragraph-properties fo:text-align="start" style:justify-single-word="false"/>
      <style:text-properties fo:font-weight="normal" officeooo:rsid="001a42d9" officeooo:paragraph-rsid="001a42d9" style:font-weight-asian="normal" style:font-weight-complex="normal"/>
    </style:style>
    <style:style style:name="P12" style:family="paragraph" style:parent-style-name="Text_20_body">
      <style:paragraph-properties fo:text-align="start" style:justify-single-word="false"/>
      <style:text-properties fo:font-weight="normal" officeooo:rsid="001694b9" officeooo:paragraph-rsid="001694b9"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fo:font-weight="bold"/>
    </style:style>
    <style:style style:name="T4" style:family="text">
      <style:text-properties officeooo:rsid="001694b9"/>
    </style:style>
    <style:style style:name="T5" style:family="text">
      <style:text-properties officeooo:rsid="001866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aming : Key ML Terminology </text:p>
      <text:p text:style-name="P2"/>
      <text:p text:style-name="P2">What is (spervised ) machine learning? Consisely put, it is the following: </text:p>
      <text:p text:style-name="P2"/>
      <text:p text:style-name="P2">ML systems learn how to combine input to produce useful predictions on never-before-seen data . </text:p>
      <text:p text:style-name="P2"/>
      <text:p text:style-name="P2">Before that </text:p>
      <text:p text:style-name="P2"/>
      <text:p text:style-name="P2"><text:span text:style-name="T1">Linear Regression </text:span>: </text:p>
      <text:p text:style-name="P2">Linear regression is the next step up after correlation. It is used when we want to predict the value of a variable based on the value of another variable. The variable we want to predict is called the dependent variable (or sometimes, the outcome variable). The variable we are using to predict the other variable's value is called the independent variable (or sometimes, the predictor variable). For example, you could use linear regression to understand whether exam performance can be predicted based on revision time; whether cigarette consumption can be predicted based on smoking duration; and so forth. If you have two or more independent variables, rather than just one, you need to use <text:a xlink:type="simple" xlink:href="https://statistics.laerd.com/spss-tutorials/multiple-regression-using-spss-statistics.php" text:style-name="Internet_20_link" text:visited-style-name="Visited_20_Internet_20_Link">multiple regression</text:a>.</text:p>
      <text:p text:style-name="P2">Fundamentals of machine learning terminology . </text:p>
      <text:p text:style-name="P2"/>
      <text:h text:style-name="P1" text:outline-level="1">Linear Regression</text:h>
      <text:p text:style-name="Text_20_body">Linear regression attempts to model the relationship between two variables by fitting a linear equation to observed data. One variable is considered to be an explanatory variable, and the other is considered to be a dependent variable. For example, a modeler might want to relate the weights of individuals to their heights using a linear regression model. </text:p>
      <text:p text:style-name="Text_20_body">Before attempting to fit a linear model to observed data, a modeler should first determine whether or not there is a relationship between the variables of interest. This does not necessarily imply that one variable <text:span text:style-name="T2">causes</text:span> the other (for example, higher SAT scores do not <text:span text:style-name="T2">cause</text:span> higher college grades), but that there is some significant association between the two variables. A <text:a xlink:type="simple" xlink:href="http://www.stat.yale.edu/Courses/1997-98/101/scatter.htm" text:style-name="Internet_20_link" text:visited-style-name="Visited_20_Internet_20_Link">scatterplot</text:a> can be a helpful tool in determining the strength of the relationship between two variables. If there appears to be no association between the proposed explanatory and dependent variables (i.e., the scatterplot does not indicate any increasing or decreasing trends), then fitting a linear regression model to the data probably will not provide a useful model. A valuable numerical measure of association between two variables is the <text:a xlink:type="simple" xlink:href="http://www.stat.yale.edu/Courses/1997-98/101/correl.htm" text:style-name="Internet_20_link" text:visited-style-name="Visited_20_Internet_20_Link">correlation coefficient</text:a>, which is a value between -1 and 1 indicating the strength of the association of the observed data for the two variables. </text:p>
      <text:p text:style-name="Text_20_body">A linear regression line has an equation of the form <text:span text:style-name="T3">Y = a + bX</text:span>, where <text:span text:style-name="T3">X</text:span> is the explanatory variable and <text:span text:style-name="T3">Y</text:span> is the dependent variable. The slope of the line is <text:span text:style-name="T3">b</text:span>, and <text:span text:style-name="T3">a</text:span> is the intercept (the value of <text:span text:style-name="T3">y</text:span> when <text:span text:style-name="T3">x</text:span> = 0). </text:p>
      <text:p text:style-name="P2"/>
      <text:p text:style-name="P2"/>
      <text:p text:style-name="P2"/>
      <text:p text:style-name="P3">Labels </text:p>
      <text:p text:style-name="P5"><text:s/>A label is the thing we’re predicting- the (y) variable in simple linear regression. The label could be the future price of wheat, the kind of animal shown in a <text:s/>picture , the meaning of an audio <text:s/>clip, or just about anything.</text:p>
      <text:p text:style-name="P5"><text:soft-page-break/></text:p>
      <text:p text:style-name="P3">Features </text:p>
      <text:p text:style-name="P5">A feature is an input variable – the (x) variable in simple linear regression. </text:p>
      <text:p text:style-name="P5">A simple machine learning project might use a single feature, while a more sophisticated machine learning project could use millions of features, specified <text:span text:style-name="T4">a</text:span>s:</text:p>
      <text:p text:style-name="P6"/>
      <text:p text:style-name="P7">x1,x2,...xn</text:p>
      <text:p text:style-name="P7"/>
      <text:p text:style-name="P8">Showcase how to find Feature clearly </text:p>
      <text:p text:style-name="P8">In the spam detector example , the features could include the following: </text:p>
      <text:p text:style-name="P8"/>
      <text:p text:style-name="P8">words in the email text </text:p>
      <text:p text:style-name="P8">sender’s address </text:p>
      <text:p text:style-name="P8">time of day the email was sent </text:p>
      <text:p text:style-name="P8">email contains the phrase “one weird trick”</text:p>
      <text:p text:style-name="P8"/>
      <text:p text:style-name="P4">brief and short definition of this terminology can be find bellow : </text:p>
      <text:p text:style-name="P4">y = a + bx;</text:p>
      <text:p text:style-name="P4">where : </text:p>
      <text:p text:style-name="P4">Y = Labels </text:p>
      <text:p text:style-name="P4">X = Features </text:p>
      <text:p text:style-name="P4">this y = a+bx = to Linear regression</text:p>
      <text:p text:style-name="P11"/>
      <text:p text:style-name="P8">Examples </text:p>
      <text:p text:style-name="P8">an example is a particular instance of data, x ( we put <text:span text:style-name="T1">x </text:span><text:s/>in boldface to indicate that it is a vector) we break example into two categories: </text:p>
      <text:p text:style-name="P8"/>
      <text:p text:style-name="P8">labeled example </text:p>
      <text:p text:style-name="P8">unlabeled example</text:p>
      <text:p text:style-name="P8"/>
      <text:p text:style-name="P8">Labeled example includes both feature(s) and the label That is: </text:p>
      <text:p text:style-name="P8"/>
      <text:p text:style-name="P8">labeled examples: {features,label}: (x,y)</text:p>
      <text:p text:style-name="P8"/>
      <text:p text:style-name="P12">Use labeled examples to <text:span text:style-name="Strong_20_Emphasis">train</text:span> the model. In our spam detector example, the labeled examples would be individual emails that users have explicitly marked as "spam" or "not spam."</text:p>
      <text:p text:style-name="Text_20_body">For example, the following table shows 5 labeled examples from a <text:a xlink:type="simple" xlink:href="https://developers.google.com/machine-learning/crash-course/california-housing-data-description" text:style-name="Internet_20_link" text:visited-style-name="Visited_20_Internet_20_Link">data set</text:a> containing information about housing prices in California:</text:p>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Table_20_Heading">housingMedianAge<text:line-break/>(feature)</text:p>
          </table:table-cell>
          <table:table-cell table:style-name="Table1.A1" office:value-type="string">
            <text:p text:style-name="Table_20_Heading">totalRooms<text:line-break/>(feature)</text:p>
          </table:table-cell>
          <table:table-cell table:style-name="Table1.A1" office:value-type="string">
            <text:p text:style-name="Table_20_Heading">totalBedrooms<text:line-break/>(feature)</text:p>
          </table:table-cell>
          <table:table-cell table:style-name="Table1.A1" office:value-type="string">
            <text:p text:style-name="Table_20_Heading">medianHouseValue<text:line-break/>(label)</text:p>
          </table:table-cell>
        </table:table-row>
        <table:table-row table:style-name="Table1.2">
          <table:table-cell table:style-name="Table1.A1" office:value-type="string">
            <text:p text:style-name="Table_20_Contents">15</text:p>
          </table:table-cell>
          <table:table-cell table:style-name="Table1.A1" office:value-type="string">
            <text:p text:style-name="Table_20_Contents">5612</text:p>
          </table:table-cell>
          <table:table-cell table:style-name="Table1.A1" office:value-type="string">
            <text:p text:style-name="Table_20_Contents">1283</text:p>
          </table:table-cell>
          <table:table-cell table:style-name="Table1.A1" office:value-type="string">
            <text:p text:style-name="Table_20_Contents">66900</text:p>
          </table:table-cell>
        </table:table-row>
        <table:table-row table:style-name="Table1.3">
          <table:table-cell table:style-name="Table1.A1" office:value-type="string">
            <text:p text:style-name="Table_20_Contents">19</text:p>
          </table:table-cell>
          <table:table-cell table:style-name="Table1.A1" office:value-type="string">
            <text:p text:style-name="Table_20_Contents">7650</text:p>
          </table:table-cell>
          <table:table-cell table:style-name="Table1.A1" office:value-type="string">
            <text:p text:style-name="Table_20_Contents">1901</text:p>
          </table:table-cell>
          <table:table-cell table:style-name="Table1.A1" office:value-type="string">
            <text:p text:style-name="Table_20_Contents">80100</text:p>
          </table:table-cell>
        </table:table-row>
        <table:table-row table:style-name="Table1.4">
          <table:table-cell table:style-name="Table1.A1" office:value-type="string">
            <text:p text:style-name="Table_20_Contents">17</text:p>
          </table:table-cell>
          <table:table-cell table:style-name="Table1.A1" office:value-type="string">
            <text:p text:style-name="Table_20_Contents">720</text:p>
          </table:table-cell>
          <table:table-cell table:style-name="Table1.A1" office:value-type="string">
            <text:p text:style-name="Table_20_Contents">174</text:p>
          </table:table-cell>
          <table:table-cell table:style-name="Table1.A1" office:value-type="string">
            <text:p text:style-name="Table_20_Contents">85700</text:p>
          </table:table-cell>
        </table:table-row>
        <table:table-row table:style-name="Table1.5">
          <table:table-cell table:style-name="Table1.A1" office:value-type="string">
            <text:p text:style-name="Table_20_Contents">14</text:p>
          </table:table-cell>
          <table:table-cell table:style-name="Table1.A1" office:value-type="string">
            <text:p text:style-name="Table_20_Contents">1501</text:p>
          </table:table-cell>
          <table:table-cell table:style-name="Table1.A1" office:value-type="string">
            <text:p text:style-name="Table_20_Contents">337</text:p>
          </table:table-cell>
          <table:table-cell table:style-name="Table1.A1" office:value-type="string">
            <text:p text:style-name="Table_20_Contents">73400</text:p>
          </table:table-cell>
        </table:table-row>
        <table:table-row table:style-name="Table1.6">
          <table:table-cell table:style-name="Table1.A1" office:value-type="string">
            <text:p text:style-name="Table_20_Contents">20</text:p>
          </table:table-cell>
          <table:table-cell table:style-name="Table1.A1" office:value-type="string">
            <text:p text:style-name="Table_20_Contents">1454</text:p>
          </table:table-cell>
          <table:table-cell table:style-name="Table1.A1" office:value-type="string">
            <text:p text:style-name="Table_20_Contents">326</text:p>
          </table:table-cell>
          <table:table-cell table:style-name="Table1.A1" office:value-type="string">
            <text:p text:style-name="Table_20_Contents">65500</text:p>
          </table:table-cell>
        </table:table-row>
      </table:table>
      <text:p text:style-name="P8"/>
      <text:p text:style-name="P8"/>
      <text:p text:style-name="P9">Main features of machine learning </text:p>
      <text:p text:style-name="P9"/>
      <text:p text:style-name="P9">Models </text:p>
      <text:p text:style-name="P9">A model defines the relationship between features and label. For example, a spam detection model might associate certain features strongly with “ spam” , Let’s highlight two phases of model’s life: </text:p>
      <text:p text:style-name="P9"/>
      <text:p text:style-name="P9">Training: means creating or learning the model . That is, yo show the model labeled <text:s/>examples and enable the model to gradually learn the relationships between <text:s/>features and labes. </text:p>
      <text:p text:style-name="P9"/>
      <text:p text:style-name="P9">Inference means applying the trained model to unlabeled examples . That is , you use the trained model to make useful predictions (y’). For example , during inference, you <text:s/>can predict medianHouseValue for new unlabeled examples. </text:p>
      <text:p text:style-name="P9"/>
      <text:p text:style-name="P9"/>
      <text:p text:style-name="P9"/>
      <text:p text:style-name="P9">Regression vs classification </text:p>
      <text:p text:style-name="P9"/>
      <text:p text:style-name="P9">A regression model predicts continuous values. For example , regressions <text:s text:c="2"/><text:span text:style-name="T5">models make predictions that answer questions like the following: </text:span></text:p>
      <text:p text:style-name="P9">- <text:span text:style-name="T5">What is the value of a house in California?</text:span></text:p>
      <text:p text:style-name="P10">- What is the probability that a user will click on this ad?</text:p>
      <text:p text:style-name="P10"/>
      <text:p text:style-name="P10">A classification model predicts discrete values. For example , classification models make predictions that answer question like the following:</text:p>
      <text:p text:style-name="P10"/>
      <text:p text:style-name="P10">Is a given email message spam or not spam? </text:p>
      <text:p text:style-name="P10">Is this an image of a god, a cat , or a hamster? </text:p>
      <text:p text:style-name="P10"/>
      <text:p text:style-name="P10"/>
      <text:p text:style-name="P11">Another example of features and labels is : </text:p>
      <text:p text:style-name="P11"><text:soft-page-break/>find whether you got rejected or not by an company </text:p>
      <text:p text:style-name="P11">label? The result of the feature <text:s/>, likely might be “yes “ or “not”</text:p>
      <text:p text:style-name="P11">Feature? - looking , peek whether this email contains the word <text:s/>“ unfortunately “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2T12:39:33.284728954</meta:creation-date>
    <dc:date>2021-06-12T14:02:44.187320653</dc:date>
    <meta:editing-duration>PT18M39S</meta:editing-duration>
    <meta:editing-cycles>1</meta:editing-cycles>
    <meta:document-statistic meta:table-count="1" meta:image-count="0" meta:object-count="0" meta:page-count="4" meta:paragraph-count="77" meta:word-count="930" meta:character-count="5580" meta:non-whitespace-character-count="4678"/>
    <meta:generator>LibreOffice/6.2.8.2$Linux_X86_64 LibreOffice_project/20$Build-2</meta:generator>
  </office:meta>
</office:document-meta>
</file>